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Video of Advanced Feature persentation by Marek Mraz for group 34:</text:p>
      <text:p text:style-name="P1">https://unioulu-my.sharepoint.com/:v:/g/personal/k3mrma00_students_oamk_fi/ESrzXloDRLxBj1s5n6AbKYMBYvVxH2HmOMlV7yGp8Hln9g?nav=eyJyZWZlcnJhbEluZm8iOnsicmVmZXJyYWxBcHAiOiJPbmVEcml2ZUZvckJ1c2luZXNzIiwicmVmZXJyYWxBcHBQbGF0Zm9ybSI6IldlYiIsInJlZmVycmFsTW9kZSI6InZpZXciLCJyZWZlcnJhbFZpZXciOiJNeUZpbGVzTGlua0NvcHkifX0&amp;e=Cd2nY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